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4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0.258cm" fo:min-width="0.00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5cm"/>
    </style:style>
    <style:style style:name="gr8" style:family="graphic" style:parent-style-name="standard">
      <style:graphic-properties svg:stroke-color="#000000" draw:fill-color="#0084d1" draw:textarea-horizontal-align="justify" draw:textarea-vertical-align="middle" draw:auto-grow-height="false" fo:min-height="1.782cm" fo:min-width="0.008cm"/>
    </style:style>
    <style:style style:name="gr9" style:family="graphic" style:parent-style-name="standard">
      <style:graphic-properties svg:stroke-color="#000000" draw:fill-color="#3465a4" draw:textarea-horizontal-align="justify" draw:textarea-vertical-align="middle" draw:auto-grow-height="false" fo:min-height="2.798cm" fo:min-width="0.00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79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23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31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73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8pt" style:font-size-asian="8pt" style:font-size-complex="8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84d1"/>
      <style:paragraph-properties fo:text-align="center"/>
    </style:style>
    <style:style style:name="P6" style:family="paragraph">
      <loext:graphic-properties draw:fill-color="#3465a4"/>
      <style:paragraph-properties fo:text-align="center"/>
    </style:style>
    <style:style style:name="P7" style:family="paragraph">
      <loext:graphic-properties draw:fill="none" draw:fill-color="#ffffff"/>
      <style:text-properties fo:color="#800000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 draw:fill-color="#ffffff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8000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05cm" svg:y1="5.572cm" svg:x2="2.905cm" svg:y2="1.254cm">
          <text:p/>
        </draw:line>
        <draw:line draw:style-name="gr1" draw:text-style-name="P1" draw:layer="layout" svg:x1="2.905cm" svg:y1="5.572cm" svg:x2="9.89cm" svg:y2="5.572cm">
          <text:p/>
        </draw:line>
        <draw:line draw:style-name="gr2" draw:text-style-name="P1" draw:layer="layout" svg:x1="3.032cm" svg:y1="2.524cm" svg:x2="2.778cm" svg:y2="2.524cm">
          <text:p/>
        </draw:line>
        <draw:frame draw:style-name="gr3" draw:text-style-name="P2" draw:layer="layout" svg:width="1.15cm" svg:height="0.569cm" svg:x="1.755cm" svg:y="2.209cm">
          <draw:text-box>
            <text:p><text:span text:style-name="T1">Peak</text:span></text:p>
          </draw:text-box>
        </draw:frame>
        <draw:frame draw:style-name="gr4" draw:text-style-name="P3" draw:layer="layout" svg:width="2.513cm" svg:height="0.645cm" svg:x="2.905cm" svg:y="1.127cm">
          <draw:text-box>
            <text:p><text:span text:style-name="T2">Performance</text:span></text:p>
          </draw:text-box>
        </draw:frame>
        <draw:frame draw:style-name="gr5" draw:text-style-name="P3" draw:layer="layout" svg:width="1.264cm" svg:height="0.645cm" svg:x="9.128cm" svg:y="4.81cm">
          <draw:text-box>
            <text:p><text:span text:style-name="T2">Time</text:span></text:p>
          </draw:text-box>
        </draw:frame>
        <draw:custom-shape draw:style-name="gr6" draw:text-style-name="P4" draw:layer="layout" svg:width="0.508cm" svg:height="0.508cm" svg:x="2.905cm" svg:y="5.0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508cm" svg:height="0.508cm" svg:x="3.413cm" svg:y="5.064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285cm" svg:height="0.645cm" svg:x="2.763cm" svg:y="4.556cm">
          <draw:text-box>
            <text:p><text:span text:style-name="T2">Tier0</text:span></text:p>
          </draw:text-box>
        </draw:frame>
        <draw:custom-shape draw:style-name="gr8" draw:text-style-name="P5" draw:layer="layout" svg:width="0.508cm" svg:height="2.032cm" svg:x="3.921cm" svg:y="3.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08cm" svg:height="2.032cm" svg:x="4.429cm" svg:y="3.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08cm" svg:height="2.032cm" svg:x="4.937cm" svg:y="3.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08cm" svg:height="2.032cm" svg:x="5.445cm" svg:y="3.54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285cm" svg:height="0.645cm" svg:x="4.302cm" svg:y="3.022cm">
          <draw:text-box>
            <text:p><text:span text:style-name="T2">Tier3</text:span></text:p>
          </draw:text-box>
        </draw:frame>
        <draw:custom-shape draw:style-name="gr9" draw:text-style-name="P6" draw:layer="layout" svg:width="0.508cm" svg:height="3.048cm" svg:x="5.953cm" svg:y="2.5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08cm" svg:height="3.048cm" svg:x="6.461cm" svg:y="2.5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08cm" svg:height="3.048cm" svg:x="6.969cm" svg:y="2.5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08cm" svg:height="3.048cm" svg:x="7.477cm" svg:y="2.524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285cm" svg:height="0.645cm" svg:x="6.319cm" svg:y="2.006cm">
          <draw:text-box>
            <text:p><text:span text:style-name="T2">Tier4</text:span></text:p>
          </draw:text-box>
        </draw:frame>
        <draw:custom-shape draw:style-name="gr6" draw:text-style-name="P4" draw:layer="layout" svg:width="0.508cm" svg:height="0.508cm" svg:x="8cm" svg:y="5.064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285cm" svg:height="0.645cm" svg:x="7.858cm" svg:y="4.556cm">
          <draw:text-box>
            <text:p><text:span text:style-name="T2">Tier0</text:span></text:p>
          </draw:text-box>
        </draw:frame>
        <draw:custom-shape draw:style-name="gr6" draw:text-style-name="P4" draw:layer="layout" svg:width="0.508cm" svg:height="0.508cm" svg:x="8.493cm" svg:y="5.06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794cm" svg:y1="5.826cm" svg:x2="3.921cm" svg:y2="5.572cm">
          <text:p/>
        </draw:line>
        <draw:line draw:style-name="gr1" draw:text-style-name="P1" draw:layer="layout" svg:x1="5.826cm" svg:y1="5.826cm" svg:x2="5.953cm" svg:y2="5.572cm">
          <text:p/>
        </draw:line>
        <draw:line draw:style-name="gr1" draw:text-style-name="P1" draw:layer="layout" svg:x1="7.858cm" svg:y1="5.826cm" svg:x2="7.985cm" svg:y2="5.572cm">
          <text:p/>
        </draw:line>
        <draw:frame draw:style-name="gr10" draw:text-style-name="P2" draw:layer="layout" svg:width="2.106cm" svg:height="0.569cm" svg:x="2.143cm" svg:y="5.943cm">
          <draw:text-box>
            <text:p><text:span text:style-name="T1">C3 threshold</text:span></text:p>
          </draw:text-box>
        </draw:frame>
        <draw:frame draw:style-name="gr10" draw:text-style-name="P2" draw:layer="layout" svg:width="2.106cm" svg:height="0.569cm" svg:x="4.609cm" svg:y="5.953cm">
          <draw:text-box>
            <text:p><text:span text:style-name="T1">C4 threshold</text:span></text:p>
          </draw:text-box>
        </draw:frame>
        <draw:frame draw:style-name="gr11" draw:text-style-name="P2" draw:layer="layout" svg:width="2.377cm" svg:height="0.569cm" svg:x="6.895cm" svg:y="5.953cm">
          <draw:text-box>
            <text:p><text:span text:style-name="T1">Deoptimization</text:span></text:p>
          </draw:text-box>
        </draw:frame>
        <draw:frame draw:style-name="gr12" draw:text-style-name="P7" draw:layer="layout" svg:width="6.297cm" svg:height="0.725cm" svg:x="3.032cm" svg:y="6.752cm">
          <draw:text-box>
            <text:p><text:span text:style-name="T3">(a) default tiered compilation</text:span></text:p>
          </draw:text-box>
        </draw:frame>
        <draw:line draw:style-name="gr1" draw:text-style-name="P1" draw:layer="layout" svg:x1="11.929cm" svg:y1="5.572cm" svg:x2="11.929cm" svg:y2="1.254cm">
          <text:p/>
        </draw:line>
        <draw:line draw:style-name="gr1" draw:text-style-name="P1" draw:layer="layout" svg:x1="11.929cm" svg:y1="5.572cm" svg:x2="18.914cm" svg:y2="5.572cm">
          <text:p/>
        </draw:line>
        <draw:line draw:style-name="gr2" draw:text-style-name="P1" draw:layer="layout" svg:x1="12.056cm" svg:y1="2.524cm" svg:x2="11.802cm" svg:y2="2.524cm">
          <text:p/>
        </draw:line>
        <draw:frame draw:style-name="gr3" draw:text-style-name="P2" draw:layer="layout" svg:width="1.15cm" svg:height="0.569cm" svg:x="10.779cm" svg:y="2.209cm">
          <draw:text-box>
            <text:p><text:span text:style-name="T1">Peak</text:span></text:p>
          </draw:text-box>
        </draw:frame>
        <draw:frame draw:style-name="gr4" draw:text-style-name="P3" draw:layer="layout" svg:width="2.513cm" svg:height="0.645cm" svg:x="11.929cm" svg:y="1.127cm">
          <draw:text-box>
            <text:p><text:span text:style-name="T2">Performance</text:span></text:p>
          </draw:text-box>
        </draw:frame>
        <draw:frame draw:style-name="gr5" draw:text-style-name="P3" draw:layer="layout" svg:width="1.264cm" svg:height="0.645cm" svg:x="18.152cm" svg:y="4.81cm">
          <draw:text-box>
            <text:p><text:span text:style-name="T2">Time</text:span></text:p>
          </draw:text-box>
        </draw:frame>
        <draw:custom-shape draw:style-name="gr6" draw:text-style-name="P4" draw:layer="layout" svg:width="0.508cm" svg:height="0.508cm" svg:x="11.929cm" svg:y="5.064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285cm" svg:height="0.645cm" svg:x="11.272cm" svg:y="4.546cm">
          <draw:text-box>
            <text:p><text:span text:style-name="T2">Tier0</text:span></text:p>
          </draw:text-box>
        </draw:frame>
        <draw:custom-shape draw:style-name="gr9" draw:text-style-name="P6" draw:layer="layout" svg:width="0.508cm" svg:height="3.048cm" svg:x="14.977cm" svg:y="2.5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08cm" svg:height="3.048cm" svg:x="15.485cm" svg:y="2.5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08cm" svg:height="3.048cm" svg:x="15.993cm" svg:y="2.5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08cm" svg:height="3.048cm" svg:x="16.501cm" svg:y="2.524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285cm" svg:height="0.645cm" svg:x="14.32cm" svg:y="2.006cm">
          <draw:text-box>
            <text:p><text:span text:style-name="T2">Tier4</text:span></text:p>
          </draw:text-box>
        </draw:frame>
        <draw:line draw:style-name="gr1" draw:text-style-name="P1" draw:layer="layout" svg:x1="12.303cm" svg:y1="5.826cm" svg:x2="12.43cm" svg:y2="5.572cm">
          <text:p/>
        </draw:line>
        <draw:line draw:style-name="gr1" draw:text-style-name="P1" draw:layer="layout" svg:x1="16.882cm" svg:y1="5.826cm" svg:x2="17.009cm" svg:y2="5.572cm">
          <text:p/>
        </draw:line>
        <draw:frame draw:style-name="gr13" draw:text-style-name="P2" draw:layer="layout" svg:width="2.733cm" svg:height="0.569cm" svg:x="10.967cm" svg:y="5.953cm">
          <draw:text-box>
            <text:p><text:span text:style-name="T1">lowered threshold</text:span></text:p>
          </draw:text-box>
        </draw:frame>
        <draw:frame draw:style-name="gr14" draw:text-style-name="P2" draw:layer="layout" svg:width="2.818cm" svg:height="0.569cm" svg:x="15.605cm" svg:y="5.953cm">
          <draw:text-box>
            <text:p><text:span text:style-name="T1">No Deoptimization</text:span></text:p>
          </draw:text-box>
        </draw:frame>
        <draw:frame draw:style-name="gr15" draw:text-style-name="P7" draw:layer="layout" svg:width="5.239cm" svg:height="0.725cm" svg:x="12.398cm" svg:y="6.752cm">
          <draw:text-box>
            <text:p><text:span text:style-name="T3">(b) with cached profiles</text:span></text:p>
          </draw:text-box>
        </draw:frame>
        <draw:custom-shape draw:style-name="gr9" draw:text-style-name="P6" draw:layer="layout" svg:width="0.508cm" svg:height="3.048cm" svg:x="12.938cm" svg:y="2.5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08cm" svg:height="3.048cm" svg:x="13.446cm" svg:y="2.5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08cm" svg:height="3.048cm" svg:x="13.954cm" svg:y="2.5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08cm" svg:height="3.048cm" svg:x="14.462cm" svg:y="2.5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08cm" svg:height="3.048cm" svg:x="17.002cm" svg:y="2.5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08cm" svg:height="3.048cm" svg:x="17.51cm" svg:y="2.5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08cm" svg:height="3.048cm" svg:x="12.43cm" svg:y="2.524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1.035cm" svg:height="0.962cm" svg:x="8.747cm" svg:y="3.286cm">
          <draw:text-box>
            <text:p>...</text:p>
          </draw:text-box>
        </draw:frame>
        <draw:frame draw:style-name="gr16" draw:text-style-name="P8" draw:layer="layout" svg:width="1.035cm" svg:height="0.962cm" svg:x="18.018cm" svg:y="3.34cm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7:30:28.190229249</meta:creation-date>
    <dc:date>2015-06-19T17:59:50.088156022</dc:date>
    <meta:editing-duration>PT11M33S</meta:editing-duration>
    <meta:editing-cycles>3</meta:editing-cycles>
    <meta:generator>LibreOffice/4.4.3.2$Linux_X86_64 LibreOffice_project/40m0$Build-2</meta:generator>
    <meta:document-statistic meta:object-count="56"/>
  </office:meta>
</office:document-meta>
</file>